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c09a" officeooo:paragraph-rsid="0017c09a"/>
    </style:style>
    <style:style style:name="P2" style:family="paragraph" style:parent-style-name="Standard">
      <style:text-properties officeooo:paragraph-rsid="0018f1b1"/>
    </style:style>
    <style:style style:name="P3" style:family="paragraph" style:parent-style-name="Standard">
      <style:text-properties officeooo:rsid="0019c891" officeooo:paragraph-rsid="0019c891"/>
    </style:style>
    <style:style style:name="P4" style:family="paragraph" style:parent-style-name="Standard">
      <style:text-properties officeooo:rsid="001b3ed7" officeooo:paragraph-rsid="001b3ed7"/>
    </style:style>
    <style:style style:name="P5" style:family="paragraph" style:parent-style-name="Standard">
      <style:text-properties officeooo:rsid="001dccb3" officeooo:paragraph-rsid="001dccb3"/>
    </style:style>
    <style:style style:name="P6" style:family="paragraph" style:parent-style-name="Standard">
      <style:text-properties fo:language="it" fo:country="IT" officeooo:rsid="001b3ed7" officeooo:paragraph-rsid="001b3ed7"/>
    </style:style>
    <style:style style:name="P7" style:family="paragraph" style:parent-style-name="Standard">
      <style:text-properties fo:language="it" fo:country="IT" officeooo:rsid="002554d9" officeooo:paragraph-rsid="002554d9"/>
    </style:style>
    <style:style style:name="P8" style:family="paragraph" style:parent-style-name="Standard">
      <style:text-properties fo:language="it" fo:country="IT" fo:font-style="normal" officeooo:rsid="002ec1f2" officeooo:paragraph-rsid="002ec1f2" style:font-style-asian="normal" style:font-style-complex="normal"/>
    </style:style>
    <style:style style:name="P9" style:family="paragraph" style:parent-style-name="Standard">
      <style:text-properties fo:language="it" fo:country="IT" fo:font-style="normal" officeooo:rsid="0033ff25" officeooo:paragraph-rsid="0033ff25" style:font-style-asian="normal" style:font-style-complex="normal"/>
    </style:style>
    <style:style style:name="P10" style:family="paragraph" style:parent-style-name="Standard">
      <style:text-properties officeooo:rsid="00230b6a" officeooo:paragraph-rsid="00230b6a"/>
    </style:style>
    <style:style style:name="P11" style:family="paragraph" style:parent-style-name="Standard">
      <style:text-properties officeooo:rsid="002554d9" officeooo:paragraph-rsid="002554d9"/>
    </style:style>
    <style:style style:name="P12" style:family="paragraph" style:parent-style-name="Standard">
      <style:text-properties fo:font-weight="bold" officeooo:rsid="00303ea6" officeooo:paragraph-rsid="00303ea6" style:font-weight-asian="bold" style:font-weight-complex="bold"/>
    </style:style>
    <style:style style:name="P13" style:family="paragraph" style:parent-style-name="Standard">
      <style:text-properties fo:font-size="9pt" fo:font-weight="bold" officeooo:rsid="0017c09a" officeooo:paragraph-rsid="0017c09a" style:font-size-asian="7.84999990463257pt" style:font-weight-asian="bold" style:font-size-complex="9pt" style:font-weight-complex="bold"/>
    </style:style>
    <style:style style:name="P14" style:family="paragraph" style:parent-style-name="Standard">
      <style:text-properties officeooo:rsid="0017c09a" officeooo:paragraph-rsid="003da6ba"/>
    </style:style>
    <style:style style:name="P15" style:family="paragraph" style:parent-style-name="Standard">
      <style:text-properties fo:font-size="12pt" fo:font-weight="bold" officeooo:rsid="0039851c" officeooo:paragraph-rsid="0039851c" style:font-size-asian="12pt" style:font-weight-asian="bold" style:font-size-complex="12pt" style:font-weight-complex="bold"/>
    </style:style>
    <style:style style:name="P16" style:family="paragraph" style:parent-style-name="Standard">
      <style:text-properties fo:font-size="12pt" fo:language="it" fo:country="IT" fo:font-weight="bold" officeooo:rsid="0039851c" officeooo:paragraph-rsid="003c35db" style:font-size-asian="12pt" style:font-weight-asian="bold" style:font-size-complex="12pt" style:font-weight-complex="bold"/>
    </style:style>
    <style:style style:name="P17" style:family="paragraph" style:parent-style-name="Standard">
      <style:text-properties fo:font-size="12pt" fo:language="it" fo:country="IT" fo:font-weight="bold" officeooo:rsid="0017c09a" officeooo:paragraph-rsid="003da6ba" style:font-size-asian="12pt" style:font-weight-asian="bold" style:font-size-complex="12pt" style:font-weight-complex="bold"/>
    </style:style>
    <style:style style:name="P18" style:family="paragraph" style:parent-style-name="Standard">
      <style:text-properties fo:font-size="12pt" fo:language="it" fo:country="IT" fo:font-weight="bold" officeooo:rsid="003f516d" officeooo:paragraph-rsid="003f516d" style:font-size-asian="12pt" style:font-weight-asian="bold" style:font-size-complex="12pt" style:font-weight-complex="bold"/>
    </style:style>
    <style:style style:name="P19" style:family="paragraph" style:parent-style-name="Standard">
      <style:text-properties fo:font-size="12pt" fo:language="it" fo:country="IT" fo:font-weight="bold" officeooo:rsid="0019c891" officeooo:paragraph-rsid="003f516d" style:font-size-asian="12pt" style:font-weight-asian="bold" style:font-size-complex="12pt" style:font-weight-complex="bold"/>
    </style:style>
    <style:style style:name="P20" style:family="paragraph" style:parent-style-name="Standard">
      <style:text-properties fo:font-size="12pt" fo:language="it" fo:country="IT" fo:font-weight="bold" officeooo:rsid="0042e419" officeooo:paragraph-rsid="0042e419" style:font-size-asian="12pt" style:font-weight-asian="bold" style:font-size-complex="12pt" style:font-weight-complex="bold"/>
    </style:style>
    <style:style style:name="P21" style:family="paragraph" style:parent-style-name="Standard">
      <style:text-properties fo:font-size="12pt" fo:language="it" fo:country="IT" fo:font-weight="normal" officeooo:rsid="001b3ed7" officeooo:paragraph-rsid="00401531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language="it" fo:country="IT" fo:font-weight="normal" officeooo:rsid="001b3ed7" officeooo:paragraph-rsid="0042e419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language="it" fo:country="IT" fo:font-weight="normal" officeooo:rsid="0042e419" officeooo:paragraph-rsid="0042e419" style:font-size-asian="12pt" style:font-weight-asian="normal" style:font-size-complex="12pt" style:font-weight-complex="normal"/>
    </style:style>
    <style:style style:name="P24" style:family="paragraph" style:parent-style-name="Standard">
      <style:text-properties fo:language="it" fo:country="IT" officeooo:rsid="002c70a4" officeooo:paragraph-rsid="002c70a4"/>
    </style:style>
    <style:style style:name="P25" style:family="paragraph" style:parent-style-name="Standard">
      <style:text-properties fo:language="it" fo:country="IT" officeooo:rsid="001b3ed7" officeooo:paragraph-rsid="00401531"/>
    </style:style>
    <style:style style:name="P26" style:family="paragraph" style:parent-style-name="Standard">
      <style:text-properties fo:language="it" fo:country="IT" fo:font-style="normal" officeooo:rsid="0036ccb3" officeooo:paragraph-rsid="0042e419" style:font-style-asian="normal" style:font-style-complex="normal"/>
    </style:style>
    <style:style style:name="P27" style:family="paragraph" style:parent-style-name="Standard">
      <style:text-properties fo:language="it" fo:country="IT" fo:font-style="normal" officeooo:rsid="00319a30" officeooo:paragraph-rsid="0042e419" style:font-style-asian="normal" style:font-style-complex="normal"/>
    </style:style>
    <style:style style:name="P28" style:family="paragraph" style:parent-style-name="Standard">
      <style:text-properties fo:language="it" fo:country="IT" fo:font-style="normal" officeooo:rsid="0044cd10" officeooo:paragraph-rsid="0044cd10" style:font-style-asian="normal" style:font-style-complex="normal"/>
    </style:style>
    <style:style style:name="P29" style:family="paragraph" style:parent-style-name="Standard">
      <style:text-properties officeooo:paragraph-rsid="003f516d"/>
    </style:style>
    <style:style style:name="P30" style:family="paragraph" style:parent-style-name="Standard">
      <style:text-properties officeooo:rsid="001b3ed7" officeooo:paragraph-rsid="001b3ed7"/>
    </style:style>
    <style:style style:name="T1" style:family="text">
      <style:text-properties officeooo:rsid="0018f1b1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officeooo:rsid="001c214b" style:font-style-asian="italic" style:font-style-complex="italic"/>
    </style:style>
    <style:style style:name="T5" style:family="text">
      <style:text-properties fo:language="en" fo:country="US" fo:font-style="italic" officeooo:rsid="00231d69" style:font-style-asian="italic" style:font-style-complex="italic"/>
    </style:style>
    <style:style style:name="T6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language="en" fo:country="US" fo:font-style="italic" fo:font-weight="normal" officeooo:rsid="00231d69" style:font-style-asian="italic" style:font-weight-asian="normal" style:font-style-complex="italic" style:font-weight-complex="normal"/>
    </style:style>
    <style:style style:name="T8" style:family="text">
      <style:text-properties fo:language="en" fo:country="US" officeooo:rsid="00231d69"/>
    </style:style>
    <style:style style:name="T9" style:family="text">
      <style:text-properties fo:language="en" fo:country="US" officeooo:rsid="003b20b0"/>
    </style:style>
    <style:style style:name="T10" style:family="text">
      <style:text-properties fo:language="en" fo:country="US" officeooo:rsid="0048dca4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8f1b1" style:font-weight-asian="bold" style:font-weight-complex="bold"/>
    </style:style>
    <style:style style:name="T13" style:family="text">
      <style:text-properties fo:font-weight="bold" officeooo:rsid="0039851c" style:font-weight-asian="bold" style:font-weight-complex="bold"/>
    </style:style>
    <style:style style:name="T14" style:family="text">
      <style:text-properties fo:font-weight="bold" officeooo:rsid="003da6ba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18f1b1" style:font-style-asian="italic" style:font-style-complex="italic"/>
    </style:style>
    <style:style style:name="T17" style:family="text">
      <style:text-properties fo:font-style="italic" officeooo:rsid="00231d69" style:font-style-asian="italic" style:font-style-complex="italic"/>
    </style:style>
    <style:style style:name="T18" style:family="text">
      <style:text-properties fo:font-style="italic" officeooo:rsid="002a9e7f" style:font-style-asian="italic" style:font-style-complex="italic"/>
    </style:style>
    <style:style style:name="T19" style:family="text">
      <style:text-properties fo:font-style="italic" officeooo:rsid="002554d9" style:font-style-asian="italic" style:font-style-complex="italic"/>
    </style:style>
    <style:style style:name="T20" style:family="text">
      <style:text-properties fo:font-style="italic" officeooo:rsid="002ef2b0" style:font-style-asian="italic" style:font-style-complex="italic"/>
    </style:style>
    <style:style style:name="T21" style:family="text">
      <style:text-properties fo:font-style="italic" officeooo:rsid="0042e419" style:font-style-asian="italic" style:font-style-complex="italic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42e419" style:font-style-asian="italic" style:font-weight-asian="bold" style:font-style-complex="italic" style:font-weight-complex="bold"/>
    </style:style>
    <style:style style:name="T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officeooo:rsid="001c214b"/>
    </style:style>
    <style:style style:name="T26" style:family="text">
      <style:text-properties officeooo:rsid="001dccb3"/>
    </style:style>
    <style:style style:name="T27" style:family="text">
      <style:text-properties officeooo:rsid="001e9e2d"/>
    </style:style>
    <style:style style:name="T28" style:family="text">
      <style:text-properties officeooo:rsid="0021c5c8"/>
    </style:style>
    <style:style style:name="T29" style:family="text">
      <style:text-properties officeooo:rsid="00230b6a"/>
    </style:style>
    <style:style style:name="T30" style:family="text">
      <style:text-properties officeooo:rsid="00231d69"/>
    </style:style>
    <style:style style:name="T31" style:family="text">
      <style:text-properties officeooo:rsid="00286b77"/>
    </style:style>
    <style:style style:name="T32" style:family="text">
      <style:text-properties fo:font-style="normal" officeooo:rsid="002554d9" style:font-style-asian="normal" style:font-style-complex="normal"/>
    </style:style>
    <style:style style:name="T33" style:family="text">
      <style:text-properties fo:font-style="normal" officeooo:rsid="002cc9c4" style:font-style-asian="normal" style:font-style-complex="normal"/>
    </style:style>
    <style:style style:name="T34" style:family="text">
      <style:text-properties fo:font-style="normal" officeooo:rsid="0036ccb3" style:font-style-asian="normal" style:font-style-complex="normal"/>
    </style:style>
    <style:style style:name="T35" style:family="text">
      <style:text-properties fo:font-style="normal" officeooo:rsid="0018f1b1" style:font-style-asian="normal" style:font-style-complex="normal"/>
    </style:style>
    <style:style style:name="T3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286b77" style:font-style-asian="normal" style:font-weight-asian="normal" style:font-style-complex="normal" style:font-weight-complex="normal"/>
    </style:style>
    <style:style style:name="T38" style:family="text">
      <style:text-properties officeooo:rsid="002a9e7f"/>
    </style:style>
    <style:style style:name="T39" style:family="text">
      <style:text-properties style:text-underline-style="solid" style:text-underline-width="auto" style:text-underline-color="font-color"/>
    </style:style>
    <style:style style:name="T40" style:family="text">
      <style:text-properties style:text-underline-style="solid" style:text-underline-width="auto" style:text-underline-color="font-color" officeooo:rsid="002ef2b0"/>
    </style:style>
    <style:style style:name="T41" style:family="text">
      <style:text-properties officeooo:rsid="002ef2b0"/>
    </style:style>
    <style:style style:name="T42" style:family="text">
      <style:text-properties officeooo:rsid="0032cfab"/>
    </style:style>
    <style:style style:name="T43" style:family="text">
      <style:text-properties style:text-underline-style="none" officeooo:rsid="002ef2b0"/>
    </style:style>
    <style:style style:name="T44" style:family="text">
      <style:text-properties style:text-underline-style="none" officeooo:rsid="003373ac"/>
    </style:style>
    <style:style style:name="T45" style:family="text">
      <style:text-properties officeooo:rsid="0034e05a"/>
    </style:style>
    <style:style style:name="T46" style:family="text">
      <style:text-properties officeooo:rsid="00366eeb"/>
    </style:style>
    <style:style style:name="T47" style:family="text">
      <style:text-properties officeooo:rsid="0036ccb3"/>
    </style:style>
    <style:style style:name="T48" style:family="text">
      <style:text-properties officeooo:rsid="003815c7"/>
    </style:style>
    <style:style style:name="T49" style:family="text">
      <style:text-properties officeooo:rsid="0039851c"/>
    </style:style>
    <style:style style:name="T50" style:family="text">
      <style:text-properties officeooo:rsid="003b20b0"/>
    </style:style>
    <style:style style:name="T51" style:family="text">
      <style:text-properties officeooo:rsid="003c35db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font-weight="normal" officeooo:rsid="003da6ba" style:font-weight-asian="normal" style:font-weight-complex="normal"/>
    </style:style>
    <style:style style:name="T54" style:family="text">
      <style:text-properties officeooo:rsid="003da6ba"/>
    </style:style>
    <style:style style:name="T55" style:family="text">
      <style:text-properties officeooo:rsid="00413f27"/>
    </style:style>
    <style:style style:name="T56" style:family="text">
      <style:text-properties officeooo:rsid="001b3ed7"/>
    </style:style>
    <style:style style:name="T57" style:family="text">
      <style:text-properties officeooo:rsid="0042e419"/>
    </style:style>
    <style:style style:name="T58" style:family="text">
      <style:text-properties officeooo:rsid="0043990c"/>
    </style:style>
    <style:style style:name="T59" style:family="text">
      <style:text-properties officeooo:rsid="0048dca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RELAZIONE PRIMO PROGETTO INTERMEDIO.<text:tab/><text:tab/>GABRIELE MASCIOTTI</text:p>
      <text:p text:style-name="P13"/>
      <text:p text:style-name="P15"><text:bookmark-start text:name="__DdeLink__218_885676941"/>1^ implementazione:<text:bookmark-end text:name="__DdeLink__218_885676941"/></text:p>
      <text:p text:style-name="P1"><text:span text:style-name="T11">Bacheca</text:span><text:span text:style-name="T13">1</text:span> è un contenitore di dati generici che estendono il tipo Data<text:span text:style-name="T49">1</text:span>.</text:p>
      <text:p text:style-name="P1">Essa estende l’interfaccia DataBoard<text:span text:style-name="T49">1</text:span> e ne implementa tutti i metodi.</text:p>
      <text:p text:style-name="P1">Si compone di tre elementi principali:</text:p>
      <text:p text:style-name="P1"><text:tab/>- una password settata dal proprietario della bacheca tramite il costruttore;</text:p>
      <text:p text:style-name="P1"><text:tab/>- una lista di categorie creata dal proprietario;</text:p>
      <text:p text:style-name="P1"><text:tab/>- una lista di dati generici aggiunti dal proprietario.</text:p>
      <text:p text:style-name="P2"><text:bookmark-start text:name="__DdeLink__222_885676941"/><text:span text:style-name="T1">Ogni </text:span><text:span text:style-name="T12">categoria</text:span><text:span text:style-name="T1"> creata dal proprietario della bacheca è caratterizzata da un </text:span><text:span text:style-name="T16">nome</text:span><text:span text:style-name="T1"> e da una l</text:span><text:span text:style-name="T16">ista di amici</text:span><text:span text:style-name="T1"> con i quali egli sceglie di condividere i dati relativi a quella determinata categoria.</text:span></text:p>
      <text:p text:style-name="P3">Ogni <text:span text:style-name="T11">dato</text:span> creato dal proprietario della bacheca contiene un <text:span text:style-name="T15">nome</text:span> che lo identifica, una <text:span text:style-name="T15">categoria</text:span> a cui è associato e un numero di <text:span text:style-name="T3">like</text:span><text:span text:style-name="T5">s</text:span>, che gli amici, ai quali è permesso visualizzare i dati della relativa categoria, possono lasciare.<text:bookmark-end text:name="__DdeLink__222_885676941"/></text:p>
      <text:p text:style-name="P6"><text:bookmark-start text:name="__DdeLink__225_885676941"/>La <text:span text:style-name="T11">creazione delle categorie</text:span> avviene per mezzo del metodo specifico “<text:span text:style-name="T15">createCategory</text:span>” all’interno della bacheca, il quale utilizza a sua volta il costruttore della classe <text:span text:style-name="T2">Category</text:span>, <text:span text:style-name="T27">e si accerta che il nome desiderato per la nuova categoria non sia nullo, vuoto o già stato utilizzato.</text:span></text:p>
      <text:p text:style-name="P4">La <text:span text:style-name="T11">creazione della bacheca e dei dati </text:span>avvengono invece nel programma, per mezzo dei costruttori delle due classi.<text:bookmark-end text:name="__DdeLink__225_885676941"/></text:p>
      <text:p text:style-name="P4">In questa visione <text:span text:style-name="T47">del progetto</text:span>, chiunque può creare nuovi dati <text:span text:style-name="T42">(nuove classi che estendono Data1)</text:span>, semplicemente passando al costruttore della classe Data<text:span text:style-name="T49">1</text:span> il nome del dato desiderato (non nullo e non vuoto).</text:p>
      <text:p text:style-name="P4">Successivamente l’utente può inserire il dato creato nella propria bacheca <text:span text:style-name="T25">tramite il metodo “</text:span><text:span text:style-name="T4">put</text:span><text:span text:style-name="T25">”, </text:span>identificandosi con la propria password (quella che ha utilizzato per creare la bacheca la prima volta) e scegliendo la categoria alla quale quel determinato dato è associa<text:span text:style-name="T26">to. Il metodo eseguirà poi tutti i controlli che garantiranno la non presenza di dati con lo stesso nome, o di dati associati a categorie che non sono state mai create.</text:span></text:p>
      <text:p text:style-name="P5">Il proprietario può inoltre rimuovere categorie <text:span text:style-name="T49">(a patto che non siano associate a dei dati ancora esistenti)</text:span>, aggiungere e rimuovere amici da una categoria.</text:p>
      <text:p text:style-name="P5">L’<text:span text:style-name="T11">aggiunta e la rimozione degli amici</text:span> <text:span text:style-name="T28">dalle categorie </text:span>avvengono rispettivamente con i metodi “<text:span text:style-name="T15">addFriend</text:span>” e “<text:span text:style-name="T15">removeFriend</text:span>”. <text:span text:style-name="T29">Il primo, garantisce che l’utente non inserisca nomi per gli amici che siano nulli, vuoti o che siano già stati utilizzati.</text:span></text:p>
      <text:p text:style-name="P10">Altre operazioni possibili sono: ottenere una copia di un dato in bacheca tramite il metodo “<text:span text:style-name="T3">get</text:span>”, rimuovere dati dalla bacheca per mezzo del metodo “<text:span text:style-name="T3">remove</text:span>” <text:span text:style-name="T30">e registrare un </text:span><text:span text:style-name="T8">like</text:span><text:span text:style-name="T30"> ad un dato da parte di un amico (che ovviamente dovrà essere stato registrato nella lista degli amici della relativa categoria) con il metodo “</text:span><text:span text:style-name="T17">insertLike</text:span><text:span text:style-name="T30">”. In questa visione del progetto, ogni amico può lasciare tutti i </text:span><text:span text:style-name="T8">likes</text:span><text:span text:style-name="T30"> che vuole, basta che sia presente nella lista degli amici della categoria relativa al dato che gli piace.</text:span></text:p>
      <text:p text:style-name="P11">Infine la bacheca offre la possibilità di:</text:p>
      <text:p text:style-name="P11"><text:tab/>- ottenere una <text:span text:style-name="T15">lista di tutti i dati</text:span> presenti in essa di una determinata categoria, passata come <text:tab/>parametro, con il metodo “<text:span text:style-name="T3">getDataCategory</text:span>”;</text:p>
      <text:p text:style-name="P7"><text:tab/>- ottenere un <text:span text:style-name="T15">iteratore,</text:span> su di una <text:span text:style-name="T22">lista non modificabile</text:span><text:span text:style-name="T36"> </text:span><text:span text:style-name="T37">(impedendo quindi l’operazione di <text:tab/>remove), </text:span>che genera tutti i dati che son<text:span text:style-name="T31">o </text:span>presenti in bacheca ordinati in base al numero di <text:tab/><text:span text:style-name="T2">likes </text:span><text:span text:style-name="T9">(in </text:span><text:span text:style-name="T50">ordine</text:span><text:span text:style-name="T9"> </text:span><text:span text:style-name="T50">decrescente</text:span><text:span text:style-name="T9">)</text:span>, tramite il metodo “<text:bookmark-start text:name="__DdeLink__1_1178775594"/><text:span text:style-name="T15">getIterator</text:span><text:bookmark-end text:name="__DdeLink__1_1178775594"/>”;</text:p>
      <text:p text:style-name="P11"><text:tab/>- <text:span text:style-name="T38">ottenere un </text:span><text:span text:style-name="T18">iteratore</text:span><text:span text:style-name="T38">, anch’esso su una lista non modificabile, che genera tutti i dati <text:tab/>presenti in bacheca che sono stati condivisi con l’amico passato come parametro, per mezzo <text:tab/>del metodo “</text:span><text:span text:style-name="T18">getFriendIterator</text:span><text:span text:style-name="T38">”.</text:span></text:p>
      <text:p text:style-name="P24"/>
      <text:p text:style-name="P16"><text:span text:style-name="T51">2</text:span>^ implementazione:</text:p>
      <text:p text:style-name="P14"><text:span text:style-name="T11">Bacheca</text:span><text:span text:style-name="T14">2</text:span> è un contenitore di dati generici che estendono il tipo Data<text:span text:style-name="T54">2</text:span>.</text:p>
      <text:p text:style-name="P14">Essa estende l’interfaccia DataBoard<text:span text:style-name="T54">2</text:span> e ne implementa tutti i metodi.</text:p>
      <text:p text:style-name="P14">Si compone di tre elementi principali:</text:p>
      <text:p text:style-name="P14"><text:tab/>- una password settata dal proprietario della bacheca tramite il costruttore;</text:p>
      <text:p text:style-name="P14"><text:soft-page-break/><text:tab/>- una <text:span text:style-name="T54">mappa di categorie e dati generici associati a ciascuna di esse</text:span>;</text:p>
      <text:p text:style-name="P17"><text:span text:style-name="T52"><text:tab/>- una </text:span><text:span text:style-name="T53">una mappa di categorie e amici aggiunti ad ognuna</text:span><text:span text:style-name="T52">.</text:span></text:p>
      <text:p text:style-name="P18"><text:span text:style-name="T39">Quest’altra visione del progetto non necessita della classe Category</text:span><text:span text:style-name="T52">. Le due implementazioni infatti differiscono soltanto per questo particolare.</text:span></text:p>
      <text:p text:style-name="P29"><text:span text:style-name="T1">Ogni </text:span><text:span text:style-name="T12">categoria</text:span><text:span text:style-name="T1"> creata dal proprietario della bacheca è aggiunta sia alla mappa degli amici</text:span><text:span text:style-name="T16"> </text:span><text:span text:style-name="T35">sia alla mappa</text:span><text:span text:style-name="T1"> dei dati automaticamente, in modo da far si che le due mappe abbiano sempre le stesse chiavi (ovviamente la condizione è rispettata anche dal metodo </text:span><text:span text:style-name="T16">removeCategory</text:span><text:span text:style-name="T1"> che rimuove la categoria da entrambe le mappe, a patto che ad essa non siano associati dati ancora esistenti).</text:span></text:p>
      <text:p text:style-name="P19"><text:span text:style-name="T52">Ogni </text:span>dato<text:span text:style-name="T52"> creato dal proprietario della bacheca contiene un </text:span><text:span text:style-name="T24">nome</text:span><text:span text:style-name="T52"> che lo identifica, una </text:span><text:span text:style-name="T24">categoria</text:span><text:span text:style-name="T52"> a cui è associato e un numero di </text:span><text:span text:style-name="T6">like</text:span><text:span text:style-name="T7">s</text:span><text:span text:style-name="T52">, che gli amici, ai quali è permesso visualizzare i dati della relativa categoria, possono lasciare.</text:span></text:p>
      <text:p text:style-name="P25">La <text:span text:style-name="T11">creazione delle categorie</text:span> avviene per mezzo del metodo “<text:span text:style-name="T15">createCategory</text:span>” all’interno della bacheca, il qu<text:span text:style-name="T55">ale si accerta che il nome desiderato per la nuova categoria non sia nullo, vuoto o già stato utilizzato e poi provvede a creare un nuovo mapping in entrambe le mappe della bacheca.</text:span></text:p>
      <text:p text:style-name="P21">La <text:span text:style-name="T11">creazione della bacheca e dei dati</text:span> avvengono invece nel programma, per mezzo dei costruttori delle due classi.</text:p>
      <text:p text:style-name="P23">Anche i<text:span text:style-name="T56">n questa visione del progetto, chiunque può creare nuovi dati (nuove classi che estendono Data1), semplicemente passando al costruttore della classe Data1 il nome del dato desiderato (non nullo e non vuoto).</text:span></text:p>
      <text:p text:style-name="P22">Successivamente l’utente può inserire il dato creato nella propria bacheca <text:span text:style-name="T25">tramite il metodo “</text:span><text:span text:style-name="T4">put</text:span><text:span text:style-name="T25">”, </text:span>identificandosi con la propria password (quella che ha utilizzato per creare la bacheca la prima volta) e scegliendo la categoria alla quale quel determinato dato è associa<text:span text:style-name="T26">to. Il metodo eseguirà poi tutti i controlli che garantiranno la non presenza di dati con lo stesso nome, o di dati associati a categorie che non sono state mai create.</text:span></text:p>
      <text:p text:style-name="P23">Il resto dei metodi è praticamente identico alla prima implementazione.</text:p>
      <text:p text:style-name="P19"><text:span text:style-name="T52"/></text:p>
      <text:p text:style-name="P20">CARATTERISTICHE COMUNI ALLE DUE IMPLEMENTAZIONI</text:p>
      <text:p text:style-name="P24">La classe “<text:span text:style-name="T22">Order </text:span><text:span text:style-name="T23">(1/2)</text:span>”, implementa l’interfaccia “Comparator” e contiene l’override del metodo “<text:span text:style-name="T15">compare</text:span>” che definisce la regola di ordinamento dei dati rispetto al numero dei likes, utilizzata dal metodo “<text:span text:style-name="T19">getIterator”</text:span><text:span text:style-name="T32"> </text:span><text:span text:style-name="T33">per restituire l’iteratore sulla lista ordinata </text:span><text:span text:style-name="T34">in ordine decrescente.</text:span></text:p>
      <text:p text:style-name="P8">La <text:span text:style-name="T11">classe main</text:span> contiene una batteria di test per testare il comportamento del programma <text:span text:style-name="T57">(in entrambe le implementazioni)</text:span>. Tale test <text:span text:style-name="T39">deve</text:span> essere eseguito confrontando <text:span text:style-name="T46">attentamente i</text:span>l codice dell<text:span text:style-name="T57">e</text:span> Bachec<text:span text:style-name="T57">he</text:span> con quello della classe main, notando, per ogni prova, il lancio dell’eccezione corretta <text:span text:style-name="T57">e l’esecuzione delle corrette operazioni da parte dei metodi</text:span>.</text:p>
      <text:p text:style-name="P8">In aggiunta ai metodi previsti ne è stato aggiunto <text:span text:style-name="T41">uno in particolare di nome “</text:span><text:span text:style-name="T20">status</text:span><text:span text:style-name="T41">”, col solo scopo di verificare l’effettivo stato corrente della </text:span><text:span text:style-name="T20">bacheca </text:span><text:span text:style-name="T21">(1/2)</text:span><text:span text:style-name="T41">, delle sue </text:span><text:span text:style-name="T20">categorie</text:span><text:span text:style-name="T41">, degli </text:span><text:span text:style-name="T20">amici</text:span><text:span text:style-name="T41"> aggiunti e dei </text:span><text:span text:style-name="T20">dati</text:span><text:span text:style-name="T41"> presenti. </text:span><text:span text:style-name="T40">Tale metodo sarà ovviamente disponibile nel progetto vero e proprio, soltanto per il proprietario della bacheca</text:span><text:span text:style-name="T43"> </text:span><text:span text:style-name="T44">(che si autentica ogni volta con la propria password)</text:span><text:span text:style-name="T41">.</text:span></text:p>
      <text:p text:style-name="P27">Gli altri metodi aggiuntivi sono privati o inutilizzabili, per via dei vincoli di implementazione, <text:span text:style-name="T57">o inutili</text:span> all’utente <text:span text:style-name="T57">che intende gestire una bacheca </text:span>(servono soltanto per la <text:span text:style-name="T57">corretta </text:span>costruzione della bacheca).</text:p>
      <text:p text:style-name="P9">Il package del progetto contiene <text:span text:style-name="T15">tre samples di dati</text:span> <text:span text:style-name="T58">(tre per ogni implementazione ovviamente) </text:span>che sono utilizzati a scopo illustrativo nel<text:span text:style-name="T45">la</text:span> batteria di test.</text:p>
      <text:p text:style-name="P26">Per utilizzare i metodi che richiedono il <text:span text:style-name="T11">passaggio di un dato come parametro</text:span>, l’utente deve procedere alla creazione di un nuovo dato con lo stesso nome di quello che si trova all’interno della propria bacheca e che intende utilizzare. Ogni metodo procederà poi autonomamente ai vari controlli <text:span text:style-name="T48">del caso.</text:span></text:p>
      <text:p text:style-name="P28">Le interfacce <text:span text:style-name="T11">DataBoard1</text:span> e <text:span text:style-name="T11">DataBoard2</text:span> contengono tutte le specifiche dei metodi, con tanto di clausole, che ne identificano, per ognuno, i requisiti, le eccezioni lanciate, le strutture modificate e gli effetti prodotti. <text:span text:style-name="T59">Contengono inoltre una </text:span><text:span text:style-name="T10">overview</text:span><text:span text:style-name="T59"> delle implementazioni, caratterizzata da un elemento tipico, da una funzione d’astrazione e da un’invariante di rappresentazione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24T15:30:54.103092743</meta:creation-date>
    <dc:date>2019-12-05T19:03:52.726179504</dc:date>
    <meta:editing-duration>PT4H5S</meta:editing-duration>
    <meta:editing-cycles>45</meta:editing-cycles>
    <meta:generator>LibreOffice/6.3.3.2$Linux_X86_64 LibreOffice_project/30$Build-2</meta:generator>
    <meta:document-statistic meta:table-count="0" meta:image-count="0" meta:object-count="0" meta:page-count="2" meta:paragraph-count="44" meta:word-count="1219" meta:character-count="7905" meta:non-whitespace-character-count="6715"/>
  </office:meta>
</office:document-meta>
</file>